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13a706" officeooo:paragraph-rsid="0013e5e6"/>
    </style:style>
    <style:style style:name="P2" style:family="paragraph" style:parent-style-name="Text_20_body">
      <style:text-properties fo:language="en" fo:country="GB" officeooo:rsid="0058bba6" officeooo:paragraph-rsid="0058bba6"/>
    </style:style>
    <style:style style:name="P3" style:family="paragraph" style:parent-style-name="Text_20_body">
      <style:text-properties fo:language="en" fo:country="GB" officeooo:rsid="008e52cf" officeooo:paragraph-rsid="008e52cf"/>
    </style:style>
    <style:style style:name="P4" style:family="paragraph" style:parent-style-name="Text_20_body">
      <style:paragraph-properties>
        <style:tab-stops>
          <style:tab-stop style:position="1.6283in"/>
        </style:tab-stops>
      </style:paragraph-properties>
      <style:text-properties fo:language="en" fo:country="GB" officeooo:rsid="008fe9f6" officeooo:paragraph-rsid="008fe9f6"/>
    </style:style>
    <style:style style:name="P5" style:family="paragraph" style:parent-style-name="Text_20_body">
      <style:text-properties officeooo:rsid="00917109" officeooo:paragraph-rsid="00917109"/>
    </style:style>
    <style:style style:name="P6" style:family="paragraph" style:parent-style-name="Text_20_body">
      <style:text-properties fo:language="en" fo:country="GB" officeooo:rsid="009948a3" officeooo:paragraph-rsid="009948a3"/>
    </style:style>
    <style:style style:name="P7" style:family="paragraph" style:parent-style-name="Text_20_body">
      <style:text-properties fo:language="en" fo:country="GB" officeooo:rsid="00997bc9" officeooo:paragraph-rsid="00997bc9"/>
    </style:style>
    <style:style style:name="P8" style:family="paragraph" style:parent-style-name="Text_20_body">
      <style:text-properties officeooo:rsid="0099c292" officeooo:paragraph-rsid="0099c292"/>
    </style:style>
    <style:style style:name="P9" style:family="paragraph" style:parent-style-name="Heading_20_2">
      <style:text-properties fo:language="en" fo:country="GB"/>
    </style:style>
    <style:style style:name="P10" style:family="paragraph" style:parent-style-name="Heading_20_2">
      <style:text-properties fo:language="en" fo:country="GB" officeooo:paragraph-rsid="0013e5e6"/>
    </style:style>
    <style:style style:name="P11" style:family="paragraph" style:parent-style-name="Heading_20_2">
      <style:text-properties fo:language="en" fo:country="GB" officeooo:rsid="0033fad1" officeooo:paragraph-rsid="0013e5e6"/>
    </style:style>
    <style:style style:name="P12" style:family="paragraph" style:parent-style-name="Subtitle">
      <style:text-properties fo:language="en" fo:country="GB" officeooo:rsid="009948a3" officeooo:paragraph-rsid="009948a3"/>
    </style:style>
    <style:style style:name="P13" style:family="paragraph" style:parent-style-name="Title">
      <style:text-properties fo:language="en" fo:country="GB" officeooo:rsid="009948a3" officeooo:paragraph-rsid="009948a3"/>
    </style:style>
    <style:style style:name="T1" style:family="text">
      <style:text-properties officeooo:rsid="00326259"/>
    </style:style>
    <style:style style:name="T2" style:family="text">
      <style:text-properties fo:font-weight="bold" style:font-weight-asian="bold" style:font-weight-complex="bold"/>
    </style:style>
    <style:style style:name="T3" style:family="text">
      <style:text-properties fo:font-weight="bold" officeooo:rsid="009b485f" style:font-weight-asian="bold" style:font-weight-complex="bold"/>
    </style:style>
    <style:style style:name="T4" style:family="text">
      <style:text-properties fo:language="en" fo:country="GB" officeooo:rsid="00944810"/>
    </style:style>
    <style:style style:name="T5" style:family="text">
      <style:text-properties officeooo:rsid="009948a3"/>
    </style:style>
    <style:style style:name="T6" style:family="text">
      <style:text-properties officeooo:rsid="00997bc9"/>
    </style:style>
    <style:style style:name="T7" style:family="text">
      <style:text-properties officeooo:rsid="009b485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creenshot"/>
      </text:sequence-decls>
      <text:p text:style-name="P13">Secure voting system</text:p>
      <text:p text:style-name="P2"><text:tab/><text:tab/><text:tab/></text:p>
      <text:p text:style-name="P12">CS2003 Internet Practical 2</text:p>
      <text:h text:style-name="P10" text:outline-level="2"><text:bookmark-start text:name="__RefHeading___Toc352_1769733013"/>Overview<text:bookmark-end text:name="__RefHeading___Toc352_1769733013"/></text:h>
      <text:p text:style-name="P6">I was asked to create a secure and anonymous voting system for the election of a representative of the CS2003 module. It had to use Java and have some features such as guest login and voting stopping after a period of time/certain number of votes.</text:p>
      <text:h text:style-name="P10" text:outline-level="2"><text:bookmark-start text:name="__RefHeading___Toc354_1769733013"/>Design<text:bookmark-end text:name="__RefHeading___Toc354_1769733013"/></text:h>
      <text:p text:style-name="P6">I decided to separate the implementation into several, almost independent from each other parts – database, protocol and sockets. </text:p>
      <text:p text:style-name="P6">For the registered students database I used separate files for each student, first for convenience, and second, if some random hacker manages to his hands on the files, he won’t be able to tell what is what because of the format used (read in Implementation). Then I am storing the candidate names and votes in a separate file. For those databases I have separate classes with methods for manipulation of the data.</text:p>
      <text:p text:style-name="P6">Then I decided to create a FSA-like protocol for the server and client, which send serialized messages to each other in order to communicate. To achieve this I created several (a lot) of message classes, each of them carrying some special task. Then in the protocols I am implementing different methods that take these messages as arguments and based on their type transit to the next state and/or make some kind of manipulation of the data (there is a variable that stores the current ‘state’ of the protocol). I decided to do this as it is more secure (a state will accept only some packages and all wrong ones will reject) and also clearer to read and understand (because of the different message types). <text:span text:style-name="T6">I provide in this folder two diagrams of the protocols.</text:span></text:p>
      <text:p text:style-name="P6">The final part are the SSL sockets. I create a SSLServerSocket with a key provided by Oracle and using some code from the recommended reading sent from Collin Addams. I will also create a timer thread (that will listen for election completion) and a thread for new connections. The new connections are added to a pool, where they are executed. The pool is custom, as I needed a way of accessing all currently running threads (see in Implementation).</text:p>
      <text:p text:style-name="P7">Last but not least, I have used some techniques as hashing, adding salt and nonce to messages/storage in order to make it more difficult for unwanted access/tampering with the data. I have also set timers for the user actions (for example 2 minutes in order to vote) so that if there are more people than the threads, everyone can have the opportunity to vote. I know that in this particular scenario I just need to create 100-ish threads (which can be supported by JVM), which will be more than enough to support the students, but I believe that addressing the issue of scalability is very important.</text:p>
      <text:h text:style-name="P9" text:outline-level="2"><text:bookmark-start text:name="__RefHeading___Toc356_1769733013"/>Implementation<text:bookmark-end text:name="__RefHeading___Toc356_1769733013"/></text:h>
      <text:p text:style-name="P8">For the <text:span text:style-name="T2">student database</text:span> I decided to use the local file storage where every student has a separate file, with the name of the file being the matric number (the only unique thing in their data). Also, I <text:soft-page-break/>decided to add passwords to the accounts for an extra level of security. The <text:span text:style-name="T2">file format</text:span> is very simple – I take the student data (name, matric number and date of birth) hashed, the password with random salt hashed, the salt and a flag letter for whether the user has voted (t for true and f for false) and write their bytes to the file. As the bytes are consecutive, if a random person who does not know my code manages to get to the files, they won’t be entirely sure what the data means and how it is used. Also the passwords are hashed with salt, so it will make the use of rainbow tables more difficult. <text:span text:style-name="T7">The files are accessed by the </text:span><text:span text:style-name="T3">StudentsDB</text:span><text:span text:style-name="T7"> class, which provides methods for reading the contents of a file, overwriting them, checking if a person has voted and if a login data corresponds to a registered person. The reading and writing use methods from </text:span><text:span text:style-name="T3">java.nio</text:span><text:span text:style-name="T7"> package as it is more secure and easier to use.</text:span></text:p>
      <text:p text:style-name="P8">The <text:span text:style-name="T2">candidate names database</text:span> file has a lot simpler format – <text:span text:style-name="T7">on the first line it stores all votes, and on every other a name of a candidate and the number of votes he has. The </text:span><text:span text:style-name="T3">CandidatesDB</text:span><text:span text:style-name="T7"> class is responsible for handling this file. On initialisation, it will read the file and store it in memory for faster retrieval of information; what is unusual for it is that it has a </text:span><text:span text:style-name="T3">synchronized</text:span><text:span text:style-name="T7"> method for updating the file and for counting a new vote – this is to eliminate concurrency issues where two separate threads would try to change a variable simultaneously.</text:span></text:p>
      <text:p text:style-name="P8"/>
      <text:h text:style-name="P10" text:outline-level="2"><text:bookmark-start text:name="__RefHeading___Toc242_1769733013"/>Testing<text:bookmark-end text:name="__RefHeading___Toc242_1769733013"/></text:h>
      <text:p text:style-name="P5"><text:span text:style-name="T4"/></text:p>
      <text:h text:style-name="P9" text:outline-level="2"><text:bookmark-start text:name="__RefHeading___Toc362_1769733013"/>Difficulties<text:bookmark-end text:name="__RefHeading___Toc362_1769733013"/></text:h>
      <text:p text:style-name="P3"/>
      <text:h text:style-name="P11" text:outline-level="2"><text:bookmark-start text:name="__RefHeading___Toc246_1769733013"/>Conclusion<text:bookmark-end text:name="__RefHeading___Toc246_1769733013"/></text:h>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fo:background-color="transparent"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fo:background-color="#ffffff"/>
    </style:style>
    <style:style style:name="Illustration" style:family="paragraph" style:parent-style-name="Caption" style:class="extra"/>
    <style:style style:name="FIGURE" style:family="paragraph" style:parent-style-name="Caption"/>
    <style:style style:name="Figure" style:family="paragraph" style:parent-style-name="Caption"/>
    <style:style style:name="Screenshot" style:family="paragraph" style:parent-style-name="Caption"/>
    <style:style style:name="Image_20_Caption" style:display-name="Image Caption" style:family="paragraph" style:parent-style-name="Text_20_body">
      <style:text-properties fo:language="en" fo:country="US" officeooo:rsid="0020a915"/>
    </style:style>
    <style:style style:name="Frame_20_contents" style:display-name="Frame contents" style:family="paragraph" style:parent-style-name="Standard"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6.302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rop_20_Caps" style:display-name="Drop Cap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25in" fo:margin-left="0.5in"/>
        </style:list-level-properties>
      </text:list-level-style-number>
      <text:list-level-style-number text:level="2" style:num-format="">
        <style:list-level-properties text:list-level-position-and-space-mode="label-alignment">
          <style:list-level-label-alignment text:label-followed-by="nothing" fo:text-indent="-0.25in" fo:margin-left="0.75in"/>
        </style:list-level-properties>
      </text:list-level-style-number>
      <text:list-level-style-number text:level="3" style:num-format="">
        <style:list-level-properties text:list-level-position-and-space-mode="label-alignment">
          <style:list-level-label-alignment text:label-followed-by="nothing" fo:text-indent="-0.25in" fo:margin-left="1in"/>
        </style:list-level-properties>
      </text:list-level-style-number>
      <text:list-level-style-number text:level="4" style:num-format="">
        <style:list-level-properties text:list-level-position-and-space-mode="label-alignment">
          <style:list-level-label-alignment text:label-followed-by="nothing" fo:text-indent="-0.25in" fo:margin-left="1.25in"/>
        </style:list-level-properties>
      </text:list-level-style-number>
      <text:list-level-style-number text:level="5" style:num-format="">
        <style:list-level-properties text:list-level-position-and-space-mode="label-alignment">
          <style:list-level-label-alignment text:label-followed-by="nothing" fo:text-indent="-0.25in" fo:margin-left="1.5in"/>
        </style:list-level-properties>
      </text:list-level-style-number>
      <text:list-level-style-number text:level="6" style:num-format="">
        <style:list-level-properties text:list-level-position-and-space-mode="label-alignment">
          <style:list-level-label-alignment text:label-followed-by="nothing" fo:text-indent="-0.25in" fo:margin-left="1.75in"/>
        </style:list-level-properties>
      </text:list-level-style-number>
      <text:list-level-style-number text:level="7" style:num-format="">
        <style:list-level-properties text:list-level-position-and-space-mode="label-alignment">
          <style:list-level-label-alignment text:label-followed-by="nothing" fo:text-indent="-0.25in" fo:margin-left="2in"/>
        </style:list-level-properties>
      </text:list-level-style-number>
      <text:list-level-style-number text:level="8" style:num-format="">
        <style:list-level-properties text:list-level-position-and-space-mode="label-alignment">
          <style:list-level-label-alignment text:label-followed-by="nothing" fo:text-indent="-0.25in" fo:margin-left="2.25in"/>
        </style:list-level-properties>
      </text:list-level-style-number>
      <text:list-level-style-number text:level="9" style:num-format="">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13a706" officeooo:paragraph-rsid="0013e5e6"/>
    </style:style>
    <style:style style:name="MT1" style:family="text">
      <style:text-properties officeooo:rsid="009948a3"/>
    </style:style>
    <style:style style:name="MT2" style:family="text">
      <style:text-properties officeooo:rsid="00326259"/>
    </style:style>
    <style:page-layout style:name="Mpm1">
      <style:page-layout-properties fo:page-width="8.2701in" fo:page-height="11.6902in" style:num-format="1" style:print-orientation="portrait" fo:margin-top="0.3902in" fo:margin-bottom="0.3902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160001266<text:tab/><text:span text:style-name="MT1">CS2003 Internet Practical 2</text:span><text:tab/><text:span text:style-name="MT2">Kasim Terzic</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4T17:10:22.076963685</meta:creation-date>
    <meta:generator>LibreOffice/5.1.6.2$Linux_X86_64 LibreOffice_project/10m0$Build-2</meta:generator>
    <dc:date>2017-11-14T00:52:45.003613193</dc:date>
    <meta:editing-duration>PT10H35M39S</meta:editing-duration>
    <meta:editing-cycles>23</meta:editing-cycles>
    <meta:document-statistic meta:table-count="0" meta:image-count="0" meta:object-count="0" meta:page-count="2" meta:paragraph-count="18" meta:word-count="781" meta:character-count="4443" meta:non-whitespace-character-count="3671"/>
  </office:meta>
</office:document-meta>
</file>